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Sans Serif" style:font-family-generic="roman" style:font-pitch="variable" style:text-position="0% 100%"/>
    </style:style>
    <style:style style:name="T2" style:family="text">
      <style:text-properties fo:font-family="DejaVu Sans" style:font-family-generic="roman" style:font-pitch="variable"/>
    </style:style>
    <style:style style:name="P1" style:family="paragraph">
      <style:paragraph-properties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calligra:shadow-blur-radius="7.92pt" draw:fill="none" draw:shadow="visible" draw:shadow-color="#cccccc" draw:shadow-offset-x="3.19768pt" draw:shadow-offset-y="3.89569pt" draw:stroke="none" fo:margin="0.000000000000000pt" style:wrap="biggest" style:wrap-contour="false" style:wrap-dynamic-threshold="0.000000000000000pt"/>
    </style:style>
    <style:style style:name="gr2"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3"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4"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215.00879489969pt">
          <draw:path draw:style-name="gr2" xml:id="shape-2" draw:id="shape-2" draw:layer="" svg:width="143.53417147527pt" svg:height="80.27560088540pt" svg:x="70.86626450000pt" svg:y="217.84344547969pt" svg:viewBox="0 0 144 80" svg:d="M0 0L143.534 0L143.534 80.2756L0 80.2756Z" calligra:nodeTypes="ccccc">
            <draw:glue-point draw:id="4" svg:x="0.50000000000pt" svg:y="0.50000000000pt" draw:align="center"/>
            <draw:glue-point draw:id="5" svg:x="0.50000000000pt" svg:y="0.50000000000pt" draw:align="center"/>
          </draw:path>
          <draw:frame draw:style-name="gr3" xml:id="shape-3" draw:id="shape-3" draw:layer="" svg:width="115.01343530818pt" svg:height="80.13766393136pt" svg:x="85.24294391352pt" svg:y="222.75454800522pt">
            <draw:text-box>
              <text:p text:style-name="P1"><text:span text:style-name="T1">MELON 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 draw:id="shape-4" svg:y="125.60402557137pt">
          <draw:path draw:style-name="gr2" xml:id="shape-5" draw:id="shape-5" draw:layer="" svg:width="119.28598779119pt" svg:height="81.00436754067pt" svg:x="422.07841185860pt" svg:y="128.43867585458pt" svg:viewBox="0 0 119 81" svg:d="M0.0523721 0L119.286 0.0771622L119.234 81.0044L0 80.9272Z" calligra:nodeTypes="ccccc">
            <draw:glue-point draw:id="4" svg:x="0.50000000000pt" svg:y="0.50000000000pt" draw:align="center"/>
            <draw:glue-point draw:id="5" svg:x="0.50000000000pt" svg:y="0.50000000000pt" draw:align="center"/>
          </draw:path>
          <draw:frame draw:style-name="gr3" xml:id="shape-6" draw:id="shape-6" draw:layer="" svg:width="96.00182116322pt" svg:height="80.09292530035pt" draw:transform="matrix(0.99999979060 0.00064715117 -0.00064715117 0.99999979060 434.13100913773pt 128.44644181598pt)">
            <draw:text-box>
              <text:p text:style-name="P1"><text:span text:style-name="T1">Local Storage</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7" draw:id="shape-7" svg:y="314.27908496706pt">
          <draw:path draw:style-name="gr2" xml:id="shape-8" draw:id="shape-8" draw:layer="" svg:width="126.95824567639pt" svg:height="93.72458692601pt" svg:x="425.67372708948pt" svg:y="317.11373554706pt" svg:viewBox="0 0 127 94" svg:d="M0 0L126.958 0L126.958 93.7246L0 93.7246Z" calligra:nodeTypes="ccccc">
            <draw:glue-point draw:id="4" svg:x="0.50000000000pt" svg:y="0.50000000000pt" draw:align="center"/>
            <draw:glue-point draw:id="5" svg:x="0.50000000000pt" svg:y="0.50000000000pt" draw:align="center"/>
          </draw:path>
          <draw:frame draw:style-name="gr3" xml:id="shape-9" draw:id="shape-9" draw:layer="" svg:width="101.83501586102pt" svg:height="92.89453845019pt" svg:x="438.40310407212pt" svg:y="317.11373554706pt">
            <draw:text-box>
              <text:p text:style-name="P1"><text:span text:style-name="T1">Remote Storage</text:span></text:p>
              <text:p text:style-name="P1"><text:span text:style-name="T1">Client</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0" draw:id="shape-10" svg:y="125.41023618445pt">
          <draw:path draw:style-name="gr2" xml:id="shape-11" draw:id="shape-11" draw:layer="" svg:width="119.46810003988pt" svg:height="80.85448770688pt" svg:x="602.78216300923pt" svg:y="128.24488676445pt" svg:viewBox="0 0 119 81" svg:d="M0 0L119.468 0L119.468 80.8545L0 80.8545Z" calligra:nodeTypes="ccccc">
            <draw:glue-point draw:id="4" svg:x="0.50000000000pt" svg:y="0.50000000000pt" draw:align="center"/>
            <draw:glue-point draw:id="5" svg:x="0.50000000000pt" svg:y="0.50000000000pt" draw:align="center"/>
          </draw:path>
          <draw:frame draw:style-name="gr3" xml:id="shape-12" draw:id="shape-12" draw:layer="" svg:width="96.00182116322pt" svg:height="80.09292530035pt" svg:x="614.78239065464pt" svg:y="128.24488676445pt">
            <draw:text-box>
              <text:p text:style-name="P1"><text:span text:style-name="T1">Storage Server</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3" draw:id="shape-13" svg:y="215.00879672438pt">
          <draw:path draw:style-name="gr2" xml:id="shape-14" draw:id="shape-14" draw:layer="" svg:width="119.73964381968pt" svg:height="80.55215033045pt" svg:x="256.92149656234pt" svg:y="217.84344730438pt" svg:viewBox="0 0 120 81" svg:d="M0 0L119.74 0L119.74 80.5522L0 80.5522Z" calligra:nodeTypes="ccccc">
            <draw:glue-point draw:id="4" svg:x="0.50000000000pt" svg:y="0.50000000000pt" draw:align="center"/>
            <draw:glue-point draw:id="5" svg:x="0.50000000000pt" svg:y="0.50000000000pt" draw:align="center"/>
          </draw:path>
          <draw:frame draw:style-name="gr3" xml:id="shape-15" draw:id="shape-15" draw:layer="" svg:width="96.05101784090pt" svg:height="80.13766393136pt" svg:x="268.92787379245pt" svg:y="222.75454982990pt">
            <draw:text-box>
              <text:p text:style-name="P1"><text:span text:style-name="T1">Storage</text:span></text:p>
              <text:p text:style-name="P1"><text:span text:style-name="T1">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connector draw:style-name="gr4" xml:id="shape-16" draw:id="shape-16" draw:layer="" draw:type="standard" draw:start-shape="shape-2" draw:start-glue-point="1" draw:end-shape="shape-14" draw:end-glue-point="3" svg:d="M0 0L20.11 0L21.2605 0L21.2605 0.138277L22.411 0.138277L42.5211 0.138277" svg:viewBox="0 0 43 0"/>
        <draw:connector draw:style-name="gr4" xml:id="shape-17" draw:id="shape-17" draw:layer="" draw:type="standard" draw:start-shape="shape-14" draw:start-glue-point="1" draw:end-shape="shape-5" draw:end-glue-point="3" svg:d="M0 89.1787L20.0457 89.1787L22.7087 89.1787L22.7087 0L25.3716 0L45.4173 0" svg:viewBox="0 0 45 89">
          <draw:glue-point draw:id="4" svg:x="-50%" svg:y="50%"/>
        </draw:connector>
        <draw:connector draw:style-name="gr4" xml:id="shape-18" draw:id="shape-18" draw:layer="" draw:type="standard" draw:start-shape="shape-8" draw:start-glue-point="3" svg:x2="140.00000000000pt" svg:y2="140.00000000000pt" svg:d="M1.00865 1.0006L0.239423 1.0006L0 1.0006L0 0.188679L0 0" svg:viewBox="0 0 1 1"/>
        <draw:connector draw:style-name="gr4" xml:id="shape-19" draw:id="shape-19" draw:layer="" draw:type="standard" draw:start-shape="shape-5" draw:start-glue-point="1" draw:end-shape="shape-11" draw:end-glue-point="3" svg:d="M0 0L20.1169 0L30.7089 0L30.7089 0.268729L41.3009 0.268729L61.4178 0.268729" svg:viewBox="0 0 61 0"/>
        <draw:path draw:style-name="gr4" xml:id="shape-20" draw:id="shape-20" draw:layer="" svg:width="171.02410551067pt" svg:height="91.16507795637pt" svg:x="494.34421362848pt" svg:y="365.12484890239pt" svg:viewBox="0 0 171 91" svg:d="M0 44.6524C106.581 119.073 163.589 104.188 171.024 0" calligra:nodeTypes="cc">
          <draw:glue-point draw:id="4" svg:x="0.50000000000pt" svg:y="0.50000000000pt" draw:align="center"/>
        </draw:path>
        <draw:path draw:style-name="gr4" xml:id="shape-21" draw:id="shape-21" draw:layer="" svg:width="53.44104666130pt" svg:height="73.48578330384pt" svg:x="655.44257309194pt" svg:y="210.22258018752pt" svg:viewBox="0 0 53 73" svg:d="M0 0C51.6412 25.6891 65.8559 50.1843 42.6441 73.4858" calligra:nodeTypes="cc">
          <draw:glue-point draw:id="4" svg:x="0.50000000000pt" svg:y="0.50000000000pt" draw:align="center"/>
        </draw:path>
        <draw:g draw:style-name="gr1" xml:id="shape-22" draw:id="shape-22" svg:y="266.46426121781pt">
          <draw:path draw:style-name="gr2" xml:id="shape-23" draw:id="shape-23" draw:layer="" svg:width="184.50511264418pt" svg:height="99.42611058843pt" svg:x="595.27662180000pt" svg:y="269.29180510000pt" svg:viewBox="0 0 185 99" svg:d="M40.4598 28.5672C24.9385 27.8307 -3.29896 35.7844 0.316443 52.3791C3.93183 69.0229 24.0036 71.8705 32.2316 67.55C40.4598 63.2295 19.4531 89.9381 59.6588 97.1553C99.8022 104.373 119.874 92.8348 114.451 84.1938C109.027 75.5527 150.043 103.685 169.181 87.7778C188.317 71.8705 149.109 56.6996 157.336 58.9089C165.565 61.0692 191.122 58.1725 182.894 30.7274C174.666 3.28238 100.737 24.1976 108.965 20.6135C117.193 17.0294 96.1868 -3.19839 71.5023 0.434768C45.9452 4.70618 44.1375 11.187 41.3948 27.0943Z" calligra:nodeTypes="cccccccccccc">
            <draw:glue-point draw:id="4" svg:x="0.50000000000pt" svg:y="0.50000000000pt" draw:align="center"/>
            <draw:glue-point draw:id="5" svg:x="0.50000000000pt" svg:y="0.50000000000pt" draw:align="center"/>
          </draw:path>
          <draw:frame draw:style-name="gr3" xml:id="shape-24" draw:id="shape-24" draw:layer="" svg:width="106.73094583862pt" svg:height="52.69180056645pt" svg:x="640.67152233463pt" svg:y="294.58386937190pt">
            <draw:text-box>
              <text:p text:style-name="P2"><text:span text:style-name="T2">Network</text:span></text:p>
            </draw:text-box>
            <draw:glue-point draw:id="4" svg:x="0.50000000000pt" svg:y="0.50000000000pt" draw:align="center"/>
            <draw:glue-point draw:id="5" svg:x="0.50000000000pt" svg:y="0.50000000000pt" draw:align="center"/>
          </draw:frame>
          <draw:glue-point draw:id="4" svg:x="-50%" svg:y="-0.8401%"/>
          <draw:glue-point draw:id="5" svg:x="-4.6301%" svg:y="50%"/>
          <draw:glue-point draw:id="6" svg:x="49.95%" svg:y="-8.7301%"/>
          <draw:glue-point draw:id="7" svg:x="-8.0901%" svg:y="-49.9601%"/>
          <draw:glue-point draw:id="8" svg:x="0.86%" svg:y="0.36%"/>
          <draw:glue-point draw:id="9" svg:x="0.50000000000pt" svg:y="0.50000000000pt" draw:align="center"/>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2</meta:generator>
    <dc:title/>
    <meta:initial-creator>Unknown</meta:initial-creator>
    <meta:editing-cycles>8</meta:editing-cycles>
    <dc:date>2013-07-09T15:01:47</dc:date>
    <meta:creation-date>2013-06-27T23:27:59</meta:creation-date>
    <dc:creator>Justin</dc:creator>
  </office:meta>
</office:document-meta>
</file>